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Wrapper.getPage( String deparameterizedURI , long lastModified , Map parameters , Map headers , Map links , List gatheredLinks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Wrapper.addLoaded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getConfigurationFile( File dir , String config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ullOutputStream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Wrapper.setConfigFile( String 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getCoco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addLoadedClasses( List clas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setLogger( Strin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setAcceptOptions( String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loadClasses( List classLi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Wrapper.processURI( String uri , OutputStream output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Wrapper.setAgentOptions( String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Instance.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setLogKit( String logK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getDir( String dir , String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coonWrapper.getClassPath( final String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coonWrapper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CocoonWrapper.getPage( String deparameterizedURI , long lastModified , Map parameters , Map headers , Map links , List gatheredLinks ,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coonWrapper.processLenient( Environment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Wrapper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Wrapper.getCompon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getLinks( String deparameterizedURI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Wrapp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Wrapper.setLogLevel( String lo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Wrapper.setContextDir( String contex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getLog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setWorkDir( String work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Wrapper.tryConfigurationFile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Wrapper.processURI( String uri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Wrapper.getType( String deparameterizedURI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Wrapper.setUseExistingCocoon( boolean useExistingCoco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OutputStream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